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style:font-size-asian="10pt" style:font-size-complex="10pt"/>
    </style:style>
    <style:style style:name="P3" style:family="paragraph" style:parent-style-name="Table_20_Contents">
      <style:paragraph-properties fo:text-align="end" style:justify-single-word="false"/>
      <style:text-properties style:font-name="Verdana"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style:tab-stops>
          <style:tab-stop style:position="1.27cm"/>
        </style:tab-stops>
      </style:paragraph-properties>
      <style:text-properties style:use-window-font-color="true" fo:language="es" fo:country="AR" style:text-underline-style="none" fo:font-weight="normal" style:letter-kerning="true" style:font-name-asian="DejaVu Sans" style:language-asian="zxx" style:country-asian="none" style:font-weight-asian="normal" style:font-name-complex="Tahoma2" style:font-size-complex="12pt" style:language-complex="zxx" style:country-complex="none" style:font-weight-complex="normal"/>
    </style:style>
    <style:style style:name="P6" style:family="paragraph" style:parent-style-name="Código">
      <style:paragraph-properties fo:text-align="center" style:justify-single-word="false"/>
    </style:style>
    <style:style style:name="P7" style:family="paragraph" style:parent-style-name="Código">
      <style:text-properties fo:font-style="italic" style:font-style-asian="italic" style:font-style-complex="italic"/>
    </style:style>
    <style:style style:name="P8" style:family="paragraph" style:parent-style-name="Código">
      <style:paragraph-properties fo:text-align="justify" style:justify-single-word="false"/>
      <style:text-properties fo:font-style="italic" style:font-style-asian="italic" style:font-style-complex="italic"/>
    </style:style>
    <style:style style:name="P9" style:family="paragraph" style:parent-style-name="Código">
      <style:paragraph-properties fo:margin-left="2cm" fo:margin-right="0cm" fo:text-indent="0cm" style:auto-text-indent="false"/>
    </style:style>
    <style:style style:name="P10" style:family="paragraph" style:parent-style-name="Código">
      <style:paragraph-properties fo:margin-left="2cm" fo:margin-right="0cm" fo:text-indent="0cm" style:auto-text-indent="false"/>
      <style:text-properties fo:font-style="italic" style:font-style-asian="italic" style:font-style-complex="italic"/>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language="es" fo:country="AR" style:letter-kerning="true" style:font-name-asian="DejaVu Sans" style:language-asian="zxx" style:country-asian="none" style:font-name-complex="Tahoma2" style:font-size-complex="12pt" style:language-complex="zxx" style:country-complex="none" fo:hyphenate="false" fo:hyphenation-remain-char-count="2" fo:hyphenation-push-char-count="2"/>
    </style:style>
    <style:style style:name="P13" style:family="paragraph" style:parent-style-name="Text_20_body" style:list-style-name="L1"/>
    <style:style style:name="P14" style:family="paragraph" style:parent-style-name="Heading_20_2">
      <style:paragraph-properties fo:break-before="page"/>
    </style:style>
    <style:style style:name="P15" style:family="paragraph" style:parent-style-name="Heading_20_3">
      <style:text-properties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fr1"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unciado</text:h>
      <text:h text:style-name="Heading_20_2" text:outline-level="2">Objetivo</text:h>
      <text:p text:style-name="Text_20_body">Cumplir con todas las misiones para alcanzar el rango de Piloto de Nave de Combate de la Civilización Humana.</text:p>
      <text:h text:style-name="Heading_20_2" text:outline-level="2">Desarrollo</text:h>
      <text:p text:style-name="Text_20_body">El conjunto de Misiones planteado deben ser llevados a cabo programando la solución con la Batalla Espacial.</text:p>
      <text:p text:style-name="Text_20_body">Para cada una de las Misiones se indica:</text:p>
      <text:list xml:id="list3409675445343067162" text:style-name="L1">
        <text:list-item>
          <text:p text:style-name="P13"><text:span text:style-name="T1">Objetivo</text:span>: meta a alcanzar</text:p>
        </text:list-item>
        <text:list-item>
          <text:p text:style-name="P13"><text:span text:style-name="T1">Descripción</text:span>: detalle de los requerimientos que la solución debe cumplir. Restricciones y supuestos considerados</text:p>
        </text:list-item>
        <text:list-item>
          <text:p text:style-name="P13"><text:span text:style-name="T1">Dificultad</text:span>: cantidad que estrellas que describen la complejidad de la misión.</text:p>
        </text:list-item>
        <text:list-item>
          <text:p text:style-name="P13"><text:span text:style-name="T1">Adicional</text:span>: (opcional) reformulación o ampliación de la misión que permite explorar nuevos aspectos de la solución construida.</text:p>
        </text:list-item>
      </text:list>
      <text:h text:style-name="P14" text:outline-level="2">Misión: Patrullar Base</text:h>
      <text:h text:style-name="Heading_20_3" text:outline-level="3">Objetivo</text:h>
      <text:p text:style-name="Text_20_body">Usar una Nave anclada en la Base para que realice un recorrido alrededor de la misma.</text:p>
      <text:h text:style-name="Heading_20_3" text:outline-level="3">Dificultad</text:h>
      <text:p text:style-name="Text_20_body">1 estrella</text:p>
      <text:h text:style-name="Heading_20_3" text:outline-level="3">Adicional</text:h>
      <text:p text:style-name="Text_20_body">Repetir el recorrido mientras se mantiene una distancia de un casillero a la Base.</text:p>
      <text:h text:style-name="Heading_20_2" text:outline-level="2">Misión: Destruir Asteroide</text:h>
      <text:h text:style-name="Heading_20_3" text:outline-level="3">Objetivo</text:h>
      <text:p text:style-name="Text_20_body">Destruir el Asteroide más cercano a la Base.</text:p>
      <text:h text:style-name="Heading_20_3" text:outline-level="3">Dificultad</text:h>
      <text:p text:style-name="Text_20_body">1 estrella</text:p>
      <text:h text:style-name="Heading_20_3" text:outline-level="3">Adicional</text:h>
      <text:p text:style-name="Text_20_body">Destruir otras Piezas y comparar la cantidad de ataques que fueron necesarios.</text:p>
      <text:h text:style-name="Heading_20_2" text:outline-level="2">Misión: Rebote</text:h>
      <text:h text:style-name="Heading_20_3" text:outline-level="3">Objetivo</text:h>
      <text:p text:style-name="Text_20_body">Construir una Misión en la que una Nave se aleje y acerque a la Base repetidas veces aumentando la distancia progresivamente hasta encontrar un obstáculo. <text:s/></text:p>
      <text:h text:style-name="P15" text:outline-level="3">Descripción</text:h>
      <text:p text:style-name="Text_20_body">Implementar la clase MisionRebote a partir de la siguiente interfaz:</text:p>
      <text:p text:style-name="Código"><text:span text:style-name="T1">class</text:span> MisionRebote {</text:p>
      <text:p text:style-name="Código"/>
      <text:p text:style-name="P7"><text:s text:c="4"/>/* pre : Existe al menos una nave anclada en la Base.</text:p>
      <text:p text:style-name="P9"><text:span text:style-name="T2"><text:s text:c="5"/>*<text:line-break/> <text:s text:c="4"/>* post: Hace que una Nave anclada en la Base repita la maniobra de avanzar hacia<text:line-break/> <text:s text:c="4"/>* <text:s text:c="6"/>el NORTE y regresar a la Base incrementando la distancia en cada<text:line-break/> <text:s text:c="4"/>* <text:s text:c="6"/>oportunidad, hasta que se encuentre con otra Pieza. <text:s text:c="2"/><text:line-break/> <text:s text:c="4"/>*/ </text:span><text:line-break/> <text:s text:c="3"/><text:span text:style-name="T4">void</text:span> ejecutar() {</text:p>
      <text:p text:style-name="P9"/>
      <text:p text:style-name="P10"><text:s text:c="8"/>// implementar</text:p>
      <text:p text:style-name="P9"><text:soft-page-break/><text:s text:c="4"/>}</text:p>
      <text:p text:style-name="Código">}</text:p>
      <text:h text:style-name="Heading_20_3" text:outline-level="3">Dificultad</text:h>
      <text:p text:style-name="Text_20_body">2 estrellas</text:p>
      <text:h text:style-name="Heading_20_2" text:outline-level="2">Misión: ZigZag</text:h>
      <text:h text:style-name="Heading_20_3" text:outline-level="3">Objetivo</text:h>
      <text:p text:style-name="Text_20_body">Construir una Misión en la que una Nave se aleje de la Base siguiendo un recorrido en <text:span text:style-name="T3">zigzag</text:span> de amplitud creciente.</text:p>
      <text:h text:style-name="Heading_20_3" text:outline-level="3">Descripción</text:h>
      <text:p text:style-name="Text_20_body">Implementar la clase MisionZigZag a partir de la siguiente interfaz:</text:p>
      <text:p text:style-name="Código"><text:span text:style-name="T1">class</text:span> MisionZigZag {</text:p>
      <text:p text:style-name="Código"/>
      <text:p text:style-name="P7"><text:s text:c="4"/>/* pre : Existe al menos una nave anclada en la Base.</text:p>
      <text:p text:style-name="P7"><text:s text:c="5"/>* <text:s text:c="6"/>No existen otras Piezas en el Tablero.</text:p>
      <text:p text:style-name="P7"><text:s text:c="5"/>*</text:p>
      <text:p text:style-name="P7"><text:s text:c="5"/>* post: Lleva una Nave anclada en la Base, para que se avance en dirección<text:line-break/> <text:s text:c="4"/>* <text:s text:c="6"/>NORTE pero oscilando de ESTE a OESTE, incrementando <text:line-break/> <text:s text:c="4"/>* <text:s text:c="6"/>progresivamente la amplitud de la oscilación hasta encontrarse<text:line-break/> <text:s text:c="4"/>* <text:s text:c="6"/>a 6 casilleros en dirección NORTE de la Base.</text:p>
      <text:p text:style-name="P7"><text:s text:c="5"/>*/ </text:p>
      <text:p text:style-name="Código"><text:s text:c="4"/><text:span text:style-name="T1">void</text:span> ejecutar() { </text:p>
      <text:p text:style-name="Código"><text:s text:c="4"/></text:p>
      <text:p text:style-name="P8"><text:s text:c="8"/>// implementar</text:p>
      <text:p text:style-name="Código"><text:s text:c="4"/>}</text:p>
      <text:p text:style-name="Código">}</text:p>
      <text:p text:style-name="Código"/>
      <text:p text:style-name="P6"><draw:frame draw:style-name="fr1" draw:name="Objeto2" text:anchor-type="as-char" svg:y="-4.646cm" svg:width="7.657cm" svg:height="8.834cm" draw:z-index="1"><draw:object xlink:href="./Object 2" xlink:type="simple" xlink:show="embed" xlink:actuate="onLoad"/><draw:image xlink:href="./ObjectReplacements/Object 2" xlink:type="simple" xlink:show="embed" xlink:actuate="onLoad"/><svg:desc>Objeto OLE</svg:desc></draw:frame></text:p>
      <text:h text:style-name="Heading_20_3" text:outline-level="3"><text:soft-page-break/>Dificultad</text:h>
      <text:p text:style-name="Text_20_body">3 estrellas</text:p>
      <text:h text:style-name="Heading_20_3" text:outline-level="3">Adicional</text:h>
      <text:p text:style-name="Text_20_body">Destruir todo Asteroide que se interponga en el recorrido de la Nave.</text:p>
      <text:h text:style-name="Heading_20_2" text:outline-level="2">Misión: Espiral</text:h>
      <text:h text:style-name="Heading_20_3" text:outline-level="3">Objetivo</text:h>
      <text:p text:style-name="Text_20_body">Construir una Misión en la que una Nave se aleje de la Base mientras gira alrededor hasta encontrarse con otra Pieza.</text:p>
      <text:h text:style-name="Heading_20_3" text:outline-level="3">Descripción</text:h>
      <text:p text:style-name="Text_20_body">Implementar la clase MisionEspiral a partir de la siguiente interfaz:</text:p>
      <text:p text:style-name="Código"><text:span text:style-name="T1">class</text:span> MisionEspiral {</text:p>
      <text:p text:style-name="Código"/>
      <text:p text:style-name="P7"><text:s text:c="4"/>/* pre : Existe al menos una Nave anclada en la Base.<text:line-break/> <text:s text:c="4"/>* <text:s text:c="6"/></text:p>
      <text:p text:style-name="P7"><text:s text:c="5"/>* post: Toma una Nave anclada en la Base, para que gire entorno a la Base <text:line-break/> <text:s text:c="4"/>* <text:s text:c="6"/>en sentido horario alejándose de ella a medida que completa cada <text:line-break/> <text:s text:c="4"/>* <text:s text:c="6"/>vuelta, hasta encontrarse con cualquier otra Pieza que la obstaculice. <text:s text:c="2"/></text:p>
      <text:p text:style-name="P7"><text:s text:c="5"/>*/ </text:p>
      <text:p text:style-name="Código"><text:s text:c="4"/><text:span text:style-name="T1">void</text:span> ejecutar() { </text:p>
      <text:p text:style-name="Código"><text:s text:c="4"/></text:p>
      <text:p text:style-name="P8"><text:s text:c="8"/>// implementar</text:p>
      <text:p text:style-name="Código"><text:s text:c="4"/>}</text:p>
      <text:p text:style-name="Código">}</text:p>
      <text:p text:style-name="Código"/>
      <text:p text:style-name="P4"><draw:frame draw:style-name="fr1" draw:name="Objeto3" text:anchor-type="as-char" svg:y="-4.752cm" svg:width="7.659cm" svg:height="7.41cm" draw:z-index="0"><draw:object xlink:href="./Object 1" xlink:type="simple" xlink:show="embed" xlink:actuate="onLoad"/><draw:image xlink:href="./ObjectReplacements/Object 1" xlink:type="simple" xlink:show="embed" xlink:actuate="onLoad"/><svg:desc>Objeto OLE</svg:desc></draw:frame></text:p>
      <text:h text:style-name="Heading_20_3" text:outline-level="3">Dificultad</text:h>
      <text:p text:style-name="Text_20_body">4 estrellas</text:p>
      <text:h text:style-name="Heading_20_2" text:outline-level="2"><text:soft-page-break/>Misión: Defender Base Secundaria</text:h>
      <text:h text:style-name="Heading_20_3" text:outline-level="3">Objetivo</text:h>
      <text:p text:style-name="P12">Encontrar la Base Secundaria y destruir las Naves enemigas que están en sus proximidades.</text:p>
      <text:h text:style-name="Heading_20_3" text:outline-level="3">Descripción</text:h>
      <text:p text:style-name="P12">Utilizar las Naves ancladas en la Base Primaria para destruir todas la Naves enemigas que se encuentren en casilleros contiguos a la Base Secundaria.</text:p>
      <text:p text:style-name="P12">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h text:style-name="Heading_20_3" text:outline-level="3">Dificultad</text:h>
      <text:p text:style-name="P12">4 estrellas</text:p>
      <text:h text:style-name="Heading_20_3" text:outline-level="3">Adicional</text:h>
      <text:p text:style-name="P12">Utilizar 3 Naves para cumplir con la misión, </text:p>
      <text:h text:style-name="Heading_20_2" text:outline-level="2">Misión: Sube y Baja</text:h>
      <text:h text:style-name="Heading_20_3" text:outline-level="3">Objetivo</text:h>
      <text:p text:style-name="Text_20_body">Construir una Misión en la que dos Naves realicen maniobras coordinadas. </text:p>
      <text:h text:style-name="Heading_20_3" text:outline-level="3">Descripción</text:h>
      <text:p text:style-name="P5">Implementar el método ejecutar de la clase MisionSubeBaja a partir de la siguiente interfaz:</text:p>
      <text:p text:style-name="Código"><text:span text:style-name="T1">class</text:span> MisionSubeBaja {</text:p>
      <text:p text:style-name="Código"/>
      <text:p text:style-name="Código"><text:s text:c="4"/>/* pre : naveAlfa y naveBeta están en el espacio, alineadas verticalmente.</text:p>
      <text:p text:style-name="Código"><text:s text:c="5"/>* <text:s text:c="10"/><text:line-break/> <text:s text:c="4"/>* post: naveAlfa se mueve de NORTE a SUR y de SUR a NORTE con amplitud<text:line-break/> <text:s text:c="4"/>* <text:s text:c="6"/>creciente (1 al NORTE, 2 al SUR, 3 al NORTE, 4 al SUR, etc.), hasta<text:line-break/> <text:s text:c="4"/>* <text:s text:c="6"/>encontrar un obstáculo.<text:line-break/> <text:s text:c="4"/>* <text:s text:c="6"/>naveBeta se mueve en dirección contraria a naveAlfa, siguiendo<text:line-break/> <text:s text:c="4"/>* <text:s text:c="6"/>su mismo patrón, pero destruyendo cualquier obstáculo que se<text:line-break/> <text:s text:c="4"/>* <text:s text:c="6"/>interponga.<text:line-break/> <text:s text:c="4"/>* <text:s text:c="6"/>Devuelve la cantidad de veces en las que estuvieron alineadas ambas<text:line-break/> <text:s text:c="4"/>* <text:s text:c="6"/>naves.<text:line-break/> <text:s text:c="4"/>*/ <text:line-break/> <text:s text:c="3"/><text:span text:style-name="T1">int </text:span>ejecutar(Nave naveAlfa, Nave naveBeta) {</text:p>
      <text:p text:style-name="Código"/>
      <text:p text:style-name="P7"><text:s text:c="8"/>// implementar</text:p>
      <text:p text:style-name="P7"/>
      <text:p text:style-name="Código"><text:s text:c="4"/>}</text:p>
      <text:p text:style-name="Código">}</text:p>
      <text:h text:style-name="Heading_20_3" text:outline-level="3"><text:soft-page-break/>Dificultad</text:h>
      <text:p text:style-name="Text_20_body">3 estrella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face style:name="Arial2" svg:font-family="Arial" style:font-adornments="Predeterminado"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DejaVu Sans" svg:font-family="'DejaVu Sans'" style:font-pitch="variable"/>
    <style:font-face style:name="Lohit Hindi" svg:font-family="'Lohit Hindi'" style:font-pitch="variable"/>
    <style:font-face style:name="Osaka" svg:font-family="Osaka"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wiss" style:font-pitch="variable"/>
    <style:font-face style:name="Verdana" svg:font-family="Verdan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indent="1.499cm" style:auto-text-indent="false"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ódigo" style:family="paragraph" style:parent-style-name="Standard">
      <style:paragraph-properties fo:margin-left="2cm" fo:margin-right="0cm" fo:text-indent="0cm" style:auto-text-indent="false"/>
      <style:text-properties style:font-name="DejaVu Sans Mono" fo:font-family="'DejaVu Sans Mono'" style:font-style-name="Book" style:font-family-generic="modern" style:font-pitch="fixed" fo:font-size="8pt" style:font-size-asian="12pt" style:font-name-complex="Courier New1" style:font-family-complex="'Courier New'" style:font-family-generic-complex="modern" style:font-pitch-complex="fixed" style:font-size-complex="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background-image/>
      </style:paragraph-properties>
      <style:text-properties fo:font-size="10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2"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odigo" style:family="paragraph" style:parent-style-name="Text_20_body">
      <style:paragraph-properties fo:margin-left="1.499cm" fo:margin-right="0cm" fo:text-align="start" style:justify-single-word="false" fo:text-indent="0cm" style:auto-text-indent="false"/>
      <style:text-properties style:font-name="Courier New" fo:font-family="'Courier New'" style:font-family-generic="modern" fo:font-size="9pt" style:font-size-asian="9pt"/>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7.717cm" style:rel-column-width="29751*"/>
    </style:style>
    <style:style style:name="Tabla4.B" style:family="table-column">
      <style:table-column-properties style:column-width="9.283cm" style:rel-column-width="35784*"/>
    </style:style>
    <style:style style:name="Tabla4.A1" style:family="table-cell">
      <style:table-cell-properties fo:padding="0.097cm" fo:border="none"/>
    </style:style>
    <style:style style:name="MP1" style:family="paragraph" style:parent-style-name="Standard">
      <style:text-properties style:font-name="Verdana" fo:font-size="10pt" style:font-size-asian="10pt" style:font-size-complex="10pt"/>
    </style:style>
    <style:style style:name="MP2" style:family="paragraph" style:parent-style-name="Table_20_Contents">
      <style:paragraph-properties fo:text-align="end" style:justify-single-word="false"/>
      <style:text-properties style:font-name="Verdana" fo:font-size="10pt" style:font-size-asian="10pt" style:font-size-complex="10pt"/>
    </style:style>
    <style:style style:name="MP3" style:family="paragraph" style:parent-style-name="Standard">
      <style:text-properties style:font-name="Verdan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Estructuras de Control</text:p>
            </table:table-cell>
            <table:table-cell table:style-name="Tabla4.A1" office:value-type="string">
              <text:p text:style-name="MP2">Plataforma Educativa</text:p>
            </table:table-cell>
          </table:table-row>
          <table:table-row>
            <table:table-cell table:style-name="Tabla4.A1" office:value-type="string">
              <text:p text:style-name="MP1">Enunciado</text:p>
            </table:table-cell>
            <table:table-cell table:style-name="Tabla4.A1" office:value-type="string">
              <text:p text:style-name="MP2">Batalla Espacial 2.0</text:p>
            </table:table-cell>
          </table:table-row>
        </table:table>
        <text:p text:style-name="MP3"/>
      </style:header>
      <style:footer>
        <text:p text:style-name="Footer"><text:page-number text:select-page="current">6</text:page-number> de <text:page-count>6</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Diego Fontdevila</meta:initial-creator>
    <meta:creation-date>2008-03-30T10:56:11</meta:creation-date>
    <dc:date>2015-03-24T19:18:27.888872678</dc:date>
    <meta:editing-cycles>100</meta:editing-cycles>
    <meta:editing-duration>PT22H47S</meta:editing-duration>
    <meta:document-statistic meta:table-count="1" meta:image-count="0" meta:object-count="2" meta:page-count="6" meta:paragraph-count="103" meta:word-count="755" meta:character-count="4819" meta:non-whitespace-character-count="381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table-cell table:style-name="ce8"/>
          <table:table-cell table:number-columns-repeated="4"/>
        </table:table-row>
        <table:table-row table:style-name="ro2">
          <table:table-cell table:number-columns-repeated="3"/>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6"/>
        </table:table-row>
        <table:table-row table:style-name="ro2">
          <table:table-cell table:number-columns-repeated="2"/>
          <table:table-cell table:style-name="ce2"/>
          <table:table-cell table:style-name="ce4"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style-name="ce6" office:value-type="string">
            <text:p>→</text:p>
          </table:table-cell>
          <table:table-cell table:style-name="ce6" office:value-type="string">
            <text:p>→</text:p>
          </table:table-cell>
          <table:table-cell table:style-name="ce6" office:value-type="string">
            <text:p>→</text:p>
          </table:table-cell>
          <table:table-cell table:style-name="ce4" office:value-type="string">
            <text:p>↑</text:p>
          </table:table-cell>
          <table:table-cell table:number-columns-repeated="7"/>
        </table:table-row>
        <table:table-row table:style-name="ro2">
          <table:table-cell table:number-columns-repeated="4"/>
          <table:table-cell table:style-name="ce4" office:value-type="string">
            <text:p>↑</text:p>
          </table:table-cell>
          <table:table-cell table:style-name="ce5" office:value-type="string">
            <text:p>←</text:p>
          </table:table-cell>
          <table:table-cell table:style-name="ce5" office:value-type="string">
            <text:p>←</text:p>
          </table:table-cell>
          <table:table-cell table:number-columns-repeated="8"/>
        </table:table-row>
        <table:table-row table:style-name="ro2">
          <table:table-cell table:number-columns-repeated="5"/>
          <table:table-cell table:style-name="ce6" office:value-type="string">
            <text:p>→</text:p>
          </table:table-cell>
          <table:table-cell table:style-name="ce4" office:value-type="string">
            <text:p>↑</text:p>
          </table:table-cell>
          <table:table-cell table:number-columns-repeated="8"/>
        </table:table-row>
        <table:table-row table:style-name="ro2">
          <table:table-cell table:number-columns-repeated="5"/>
          <table:table-cell table:style-name="ce7" office: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